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 Mono" svg:font-family="'Google Sans Mono', 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Google Sans Mono" fo:font-size="10.5pt" fo:font-weight="normal" fo:background-color="#1e1f20"/>
    </style:style>
    <style:style style:name="P2" style:family="paragraph" style:parent-style-name="Standard">
      <style:paragraph-properties style:line-height-at-least="0.503cm"/>
      <style:text-properties fo:color="#d4d4d4" fo:background-color="#1e1f20"/>
    </style:style>
    <style:style style:name="P3" style:family="paragraph" style:parent-style-name="Standard">
      <style:paragraph-properties style:line-height-at-least="0.503cm"/>
      <style:text-properties fo:color="#81c995" fo:background-color="#1e1f20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text-properties style:text-underline-style="none"/>
    </style:style>
    <style:style style:name="T1" style:family="text">
      <style:text-properties fo:color="#569cd6"/>
    </style:style>
    <style:style style:name="T2" style:family="text">
      <style:text-properties fo:color="#569cd6" style:font-name="Google Sans Mono" fo:font-size="10.5pt" fo:font-weight="normal"/>
    </style:style>
    <style:style style:name="T3" style:family="text">
      <style:text-properties fo:color="#9cdcfe"/>
    </style:style>
    <style:style style:name="T4" style:family="text">
      <style:text-properties fo:color="#9cdcfe" style:font-name="Google Sans Mono" fo:font-size="10.5pt" fo:font-weight="normal"/>
    </style:style>
    <style:style style:name="T5" style:family="text">
      <style:text-properties fo:color="#808080"/>
    </style:style>
    <style:style style:name="T6" style:family="text">
      <style:text-properties fo:color="#808080" style:font-name="Google Sans Mono" fo:font-size="10.5pt" fo:font-weight="normal"/>
    </style:style>
    <style:style style:name="T7" style:family="text">
      <style:text-properties fo:color="#ce9178"/>
    </style:style>
    <style:style style:name="T8" style:family="text">
      <style:text-properties fo:color="#ce9178" style:font-name="Google Sans Mono" fo:font-size="10.5pt" fo:font-weight="normal"/>
    </style:style>
    <style:style style:name="T9" style:family="text">
      <style:text-properties style:font-name="Google Sans Mono" fo:font-size="10.5pt" fo:font-weight="normal"/>
    </style:style>
    <style:style style:name="T10" style:family="text">
      <style:text-properties fo:color="#80868b" style:font-name="Google Sans Mono" fo:font-size="10.5pt" fo:font-weight="normal"/>
    </style:style>
    <style:style style:name="T11" style:family="text">
      <style:text-properties fo:color="#dcdcdc" style:font-name="Google Sans Mono" fo:font-size="10.5pt" fo:font-weight="normal"/>
    </style:style>
    <style:style style:name="T12" style:family="text">
      <style:text-properties fo:color="#81c995"/>
    </style:style>
    <style:style style:name="T13" style:family="text">
      <style:text-properties fo:color="#81c995" style:font-name="Google Sans Mono" fo:font-size="10.5pt" fo:font-weight="normal"/>
    </style:style>
    <style:style style:name="T14" style:family="text">
      <style:text-properties fo:color="#c58af9" style:font-name="Google Sans Mono" fo:font-size="10.5pt" fo:font-weight="normal"/>
    </style:style>
    <style:style style:name="T15" style:family="text">
      <style:text-properties fo:color="#fa903e" style:font-name="Google Sans Mono" fo:font-size="10.5pt" fo:font-weight="normal"/>
    </style:style>
    <style:style style:name="T16" style:family="text">
      <style:text-properties fo:color="#b5cea8" style:font-name="Google Sans Mono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&lt;!DOCTYPE</text:span><text:span text:style-name="T3"> html</text:span><text:span text:style-name="T1">&gt;</text:span></text:p>
      <text:p text:style-name="P1"><text:span text:style-name="T5">&lt;</text:span><text:span text:style-name="T1">html</text:span> <text:span text:style-name="T3">lang</text:span><text:span text:style-name="T5">=</text:span><text:span text:style-name="T7">"es"</text:span><text:span text:style-name="T5">&gt;</text:span></text:p>
      <text:p text:style-name="P1"><text:span text:style-name="T5">&lt;</text:span><text:span text:style-name="T1">head</text:span><text:span text:style-name="T5">&gt;</text:span></text:p>
      <text:p text:style-name="P2">    <text:span text:style-name="T6">&lt;</text:span><text:span text:style-name="T2">meta</text:span><text:span text:style-name="T9"> </text:span><text:span text:style-name="T4">charset</text:span><text:span text:style-name="T6">=</text:span><text:span text:style-name="T8">"UTF-8"</text:span><text:span text:style-name="T6">&gt;</text:span></text:p>
      <text:p text:style-name="P2">    <text:span text:style-name="T6">&lt;</text:span><text:span text:style-name="T2">meta</text:span><text:span text:style-name="T9"> </text:span><text:span text:style-name="T4">name</text:span><text:span text:style-name="T6">=</text:span><text:span text:style-name="T8">"viewport"</text:span><text:span text:style-name="T9"> </text:span><text:span text:style-name="T4">content</text:span><text:span text:style-name="T6">=</text:span><text:span text:style-name="T8">"width=device-width, initial-scale=1.0"</text:span><text:span text:style-name="T6">&gt;</text:span></text:p>
      <text:p text:style-name="P2">    <text:span text:style-name="T6">&lt;</text:span><text:span text:style-name="T2">title</text:span><text:span text:style-name="T6">&gt;</text:span><text:span text:style-name="T9">Explorer - Diseño Idéntico</text:span><text:span text:style-name="T6">&lt;/</text:span><text:span text:style-name="T2">title</text:span><text:span text:style-name="T6">&gt;</text:span></text:p>
      <text:p text:style-name="P2">    <text:span text:style-name="T10">&lt;!-- Carga Tailwind CSS --&gt;</text:span></text:p>
      <text:p text:style-name="P2">    <text:span text:style-name="T6">&lt;</text:span><text:span text:style-name="T2">script</text:span><text:span text:style-name="T9"> </text:span><text:span text:style-name="T4">src</text:span><text:span text:style-name="T6">=</text:span><text:span text:style-name="T8">"https://cdn.tailwindcss.com"</text:span><text:span text:style-name="T6">&gt;&lt;/</text:span><text:span text:style-name="T2">script</text:span><text:span text:style-name="T6">&gt;</text:span></text:p>
      <text:p text:style-name="P2">    <text:span text:style-name="T10">&lt;!-- Carga de Ionicons para los iconos (igual que en Angular/Ionic) --&gt;</text:span></text:p>
      <text:p text:style-name="P2">    <text:span text:style-name="T6">&lt;</text:span><text:span text:style-name="T2">script</text:span><text:span text:style-name="T9"> </text:span><text:span text:style-name="T4">type</text:span><text:span text:style-name="T6">=</text:span><text:span text:style-name="T8">"module"</text:span><text:span text:style-name="T9"> </text:span><text:span text:style-name="T4">src</text:span><text:span text:style-name="T6">=</text:span><text:span text:style-name="T8">"https://unpkg.com/ionicons@7.1.0/dist/ionicons/ionicons.esm.js"</text:span><text:span text:style-name="T6">&gt;&lt;/</text:span><text:span text:style-name="T2">script</text:span><text:span text:style-name="T6">&gt;</text:span></text:p>
      <text:p text:style-name="P2">    <text:span text:style-name="T6">&lt;</text:span><text:span text:style-name="T2">script</text:span><text:span text:style-name="T9"> </text:span><text:span text:style-name="T4">nomodule</text:span><text:span text:style-name="T9"> </text:span><text:span text:style-name="T4">src</text:span><text:span text:style-name="T6">=</text:span><text:span text:style-name="T8">"https://unpkg.com/ionicons@7.1.0/dist/ionicons/ionicons.js"</text:span><text:span text:style-name="T6">&gt;&lt;/</text:span><text:span text:style-name="T2">script</text:span><text:span text:style-name="T6">&gt;</text:span></text:p>
      <text:p text:style-name="P2">    <text:span text:style-name="T6">&lt;</text:span><text:span text:style-name="T2">link</text:span><text:span text:style-name="T9"> </text:span><text:span text:style-name="T4">href</text:span><text:span text:style-name="T6">=</text:span><text:span text:style-name="T8">"https://fonts.googleapis.com/css2?family=Inter:wght@400;500;600;700&amp;display=swap"</text:span><text:span text:style-name="T9"> </text:span><text:span text:style-name="T4">rel</text:span><text:span text:style-name="T6">=</text:span><text:span text:style-name="T8">"stylesheet"</text:span><text:span text:style-name="T6">&gt;</text:span></text:p>
      <text:p text:style-name="P2">    <text:span text:style-name="T6">&lt;</text:span><text:span text:style-name="T2">script</text:span><text:span text:style-name="T6">&gt;</text:span></text:p>
      <text:p text:style-name="P2">        <text:span text:style-name="T9">tailwind</text:span><text:span text:style-name="T11">.</text:span><text:span text:style-name="T9">config </text:span><text:span text:style-name="T11">=</text:span><text:span text:style-name="T9"> </text:span><text:span text:style-name="T11">{</text:span></text:p>
      <text:p text:style-name="P2">            <text:span text:style-name="T9">theme</text:span><text:span text:style-name="T11">:</text:span><text:span text:style-name="T9"> </text:span><text:span text:style-name="T11">{</text:span></text:p>
      <text:p text:style-name="P2">                <text:span text:style-name="T9">extend</text:span><text:span text:style-name="T11">:</text:span><text:span text:style-name="T9"> </text:span><text:span text:style-name="T11">{</text:span></text:p>
      <text:p text:style-name="P2">                    <text:span text:style-name="T9">colors</text:span><text:span text:style-name="T11">:</text:span><text:span text:style-name="T9"> </text:span><text:span text:style-name="T11">{</text:span></text:p>
      <text:p text:style-name="P2">                        <text:span text:style-name="T13">'ionic-primary'</text:span><text:span text:style-name="T11">:</text:span><text:span text:style-name="T9"> </text:span><text:span text:style-name="T13">'#ff6600'</text:span><text:span text:style-name="T11">,</text:span></text:p>
      <text:p text:style-name="P2">                        <text:span text:style-name="T13">'ionic-active-chip'</text:span><text:span text:style-name="T11">:</text:span><text:span text:style-name="T9"> </text:span><text:span text:style-name="T13">'#f7931e'</text:span><text:span text:style-name="T11">,</text:span></text:p>
      <text:p text:style-name="P2">                        <text:span text:style-name="T13">'ionic-inactive-chip'</text:span><text:span text:style-name="T11">:</text:span><text:span text:style-name="T9"> </text:span><text:span text:style-name="T13">'#ddd'</text:span><text:span text:style-name="T11">,</text:span></text:p>
      <text:p text:style-name="P2">                        <text:span text:style-name="T13">'ionic-bg-gray'</text:span><text:span text:style-name="T11">:</text:span><text:span text:style-name="T9"> </text:span><text:span text:style-name="T13">'#f0f0f0'</text:span><text:span text:style-name="T11">,</text:span></text:p>
      <text:p text:style-name="P2">                    <text:span text:style-name="T11">},</text:span></text:p>
      <text:p text:style-name="P2">                    <text:span text:style-name="T9">fontFamily</text:span><text:span text:style-name="T11">:</text:span><text:span text:style-name="T9"> </text:span><text:span text:style-name="T11">{</text:span></text:p>
      <text:p text:style-name="P2">                        <text:span text:style-name="T9">sans</text:span><text:span text:style-name="T11">:</text:span><text:span text:style-name="T9"> </text:span><text:span text:style-name="T11">[</text:span><text:span text:style-name="T13">'Inter'</text:span><text:span text:style-name="T11">,</text:span><text:span text:style-name="T9"> </text:span><text:span text:style-name="T13">'sans-serif'</text:span><text:span text:style-name="T11">],</text:span></text:p>
      <text:p text:style-name="P2">                    <text:span text:style-name="T11">},</text:span></text:p>
      <text:p text:style-name="P2">                <text:span text:style-name="T11">}</text:span></text:p>
      <text:p text:style-name="P2">            <text:span text:style-name="T11">}</text:span></text:p>
      <text:p text:style-name="P2">        <text:span text:style-name="T11">}</text:span></text:p>
      <text:p text:style-name="P4"/>
      <text:p text:style-name="P2">        <text:span text:style-name="T10">// --- LÓGICA DE FILTRADO Y CATEGORÍAS ---</text:span></text:p>
      <text:p text:style-name="P4"/>
      <text:p text:style-name="P2">        <text:span text:style-name="T10">// 1. Datos simulados para cada categoría</text:span></text:p>
      <text:p text:style-name="P2">        <text:span text:style-name="T14">const</text:span><text:span text:style-name="T9"> products_mujer </text:span><text:span text:style-name="T11">=</text:span><text:span text:style-name="T9"> </text:span><text:span text:style-name="T11">[</text:span></text:p>
      <text:p text:style-name="P2">            <text:span text:style-name="T13">'Conjunto Grey'</text:span><text:span text:style-name="T11">,</text:span><text:span text:style-name="T9"> </text:span><text:span text:style-name="T13">'Blue Top + Skirt'</text:span><text:span text:style-name="T11">,</text:span><text:span text:style-name="T9"> </text:span><text:span text:style-name="T13">'Conjunto Black'</text:span><text:span text:style-name="T11">,</text:span><text:span text:style-name="T9"> </text:span><text:span text:style-name="T13">'Vespucci Dress'</text:span><text:span text:style-name="T11">,</text:span><text:span text:style-name="T9"> </text:span></text:p>
      <text:p text:style-name="P2">            <text:span text:style-name="T13">'Pantalon Japan'</text:span><text:span text:style-name="T11">,</text:span><text:span text:style-name="T9"> </text:span><text:span text:style-name="T13">'Chandal Adidas'</text:span><text:span text:style-name="T11">,</text:span><text:span text:style-name="T9"> </text:span><text:span text:style-name="T13">'Pack Top+Falda'</text:span><text:span text:style-name="T11">,</text:span><text:span text:style-name="T9"> </text:span><text:span text:style-name="T13">'Chaqueta Jeans'</text:span><text:span text:style-name="T11">,</text:span><text:span text:style-name="T9"> </text:span></text:p>
      <text:p text:style-name="P2">            <text:span text:style-name="T13">'Dress V&amp;V'</text:span><text:span text:style-name="T11">,</text:span><text:span text:style-name="T9"> </text:span><text:span text:style-name="T13">'Vestido Lino'</text:span><text:span text:style-name="T11">,</text:span><text:span text:style-name="T9"> </text:span><text:span text:style-name="T13">'Abrigo Lana'</text:span><text:span text:style-name="T11">,</text:span><text:span text:style-name="T9"> </text:span><text:span text:style-name="T13">'Jersey Básico'</text:span></text:p>
      <text:p text:style-name="P2">        <text:span text:style-name="T11">];</text:span></text:p>
      <text:p text:style-name="P2">        </text:p>
      <text:p text:style-name="P2">        <text:span text:style-name="T14">const</text:span><text:span text:style-name="T9"> products_hombre </text:span><text:span text:style-name="T11">=</text:span><text:span text:style-name="T9"> </text:span><text:span text:style-name="T11">[</text:span></text:p>
      <text:p text:style-name="P2">            <text:span text:style-name="T13">'Sudadera Logo'</text:span><text:span text:style-name="T11">,</text:span><text:span text:style-name="T9"> </text:span><text:span text:style-name="T13">'Pantalón Cargo'</text:span><text:span text:style-name="T11">,</text:span><text:span text:style-name="T9"> </text:span><text:span text:style-name="T13">'Zapatillas Retro'</text:span><text:span text:style-name="T11">,</text:span><text:span text:style-name="T9"> </text:span><text:span text:style-name="T13">'Camisa Lino'</text:span><text:span text:style-name="T11">,</text:span><text:span text:style-name="T9"> </text:span></text:p>
      <text:p text:style-name="P2">            <text:span text:style-name="T13">'Chaqueta Piel'</text:span><text:span text:style-name="T11">,</text:span><text:span text:style-name="T9"> </text:span><text:span text:style-name="T13">'Gorra Talla Única'</text:span><text:span text:style-name="T11">,</text:span><text:span text:style-name="T9"> </text:span><text:span text:style-name="T13">'Jeans Slim Fit'</text:span><text:span text:style-name="T11">,</text:span><text:span text:style-name="T9"> </text:span><text:span text:style-name="T13">'Reloj Deportivo'</text:span><text:span text:style-name="T11">,</text:span></text:p>
      <text:p text:style-name="P2">            <text:span text:style-name="T13">'Bandolera Cuero'</text:span><text:span text:style-name="T11">,</text:span><text:span text:style-name="T9"> </text:span><text:span text:style-name="T13">'Polo Piqué'</text:span><text:span text:style-name="T11">,</text:span><text:span text:style-name="T9"> </text:span><text:span text:style-name="T13">'Traje Negocios'</text:span><text:span text:style-name="T11">,</text:span><text:span text:style-name="T9"> </text:span><text:span text:style-name="T13">'Cinturón Hebilla'</text:span></text:p>
      <text:p text:style-name="P2">        <text:span text:style-name="T11">];</text:span></text:p>
      <text:p text:style-name="P4"/>
      <text:p text:style-name="P2">        <text:span text:style-name="T14">const</text:span><text:span text:style-name="T9"> products_ninos </text:span><text:span text:style-name="T11">=</text:span><text:span text:style-name="T9"> </text:span><text:span text:style-name="T11">[</text:span></text:p>
      <text:p text:style-name="P2">            <text:span text:style-name="T13">'Pijama Dino'</text:span><text:span text:style-name="T11">,</text:span><text:span text:style-name="T9"> </text:span><text:span text:style-name="T13">'Conjunto Verano'</text:span><text:span text:style-name="T11">,</text:span><text:span text:style-name="T9"> </text:span><text:span text:style-name="T13">'Mochila Osito'</text:span><text:span text:style-name="T11">,</text:span><text:span text:style-name="T9"> </text:span><text:span text:style-name="T13">'Botas Lluvia'</text:span><text:span text:style-name="T11">,</text:span><text:span text:style-name="T9"> </text:span></text:p>
      <text:p text:style-name="P2">            <text:span text:style-name="T13">'Pantalón Chándal'</text:span><text:span text:style-name="T11">,</text:span><text:span text:style-name="T9"> </text:span><text:span text:style-name="T13">'Camiseta Rayas'</text:span><text:span text:style-name="T11">,</text:span><text:span text:style-name="T9"> </text:span><text:span text:style-name="T13">'Gorro Invierno'</text:span><text:span text:style-name="T11">,</text:span><text:span text:style-name="T9"> </text:span><text:span text:style-name="T13">'Juego Bloques'</text:span><text:span text:style-name="T11">,</text:span></text:p>
      <text:p text:style-name="P2">            <text:span text:style-name="T13">'Vestido Flores'</text:span><text:span text:style-name="T11">,</text:span><text:span text:style-name="T9"> </text:span><text:span text:style-name="T13">'Bañador Tiburón'</text:span><text:span text:style-name="T11">,</text:span><text:span text:style-name="T9"> </text:span><text:span text:style-name="T13">'Calcetines Pack'</text:span><text:span text:style-name="T11">,</text:span><text:span text:style-name="T9"> </text:span><text:span text:style-name="T13">'Babero Silicona'</text:span></text:p>
      <text:p text:style-name="P2"><text:soft-page-break/>        <text:span text:style-name="T11">];</text:span></text:p>
      <text:p text:style-name="P2">        </text:p>
      <text:p text:style-name="P2">        <text:span text:style-name="T14">let</text:span><text:span text:style-name="T9"> currentCategory </text:span><text:span text:style-name="T11">=</text:span><text:span text:style-name="T9"> </text:span><text:span text:style-name="T13">'mujer'</text:span><text:span text:style-name="T11">;</text:span></text:p>
      <text:p text:style-name="P4"/>
      <text:p text:style-name="P2">        <text:span text:style-name="T10">// 2. Función para renderizar los productos en la cuadrícula</text:span></text:p>
      <text:p text:style-name="P2">        <text:span text:style-name="T14">function</text:span><text:span text:style-name="T9"> renderProducts</text:span><text:span text:style-name="T11">(</text:span><text:span text:style-name="T9">category</text:span><text:span text:style-name="T11">)</text:span><text:span text:style-name="T9"> </text:span><text:span text:style-name="T11">{</text:span></text:p>
      <text:p text:style-name="P2">            <text:span text:style-name="T14">const</text:span><text:span text:style-name="T9"> productGrid </text:span><text:span text:style-name="T11">=</text:span><text:span text:style-name="T9"> document</text:span><text:span text:style-name="T11">.</text:span><text:span text:style-name="T9">getElementById</text:span><text:span text:style-name="T11">(</text:span><text:span text:style-name="T13">'product-grid'</text:span><text:span text:style-name="T11">);</text:span></text:p>
      <text:p text:style-name="P2">            <text:span text:style-name="T14">if</text:span><text:span text:style-name="T9"> </text:span><text:span text:style-name="T11">(!</text:span><text:span text:style-name="T9">productGrid</text:span><text:span text:style-name="T11">)</text:span><text:span text:style-name="T9"> </text:span><text:span text:style-name="T14">return</text:span><text:span text:style-name="T11">;</text:span></text:p>
      <text:p text:style-name="P2">            </text:p>
      <text:p text:style-name="P2">            <text:span text:style-name="T14">let</text:span><text:span text:style-name="T9"> data </text:span><text:span text:style-name="T11">=</text:span><text:span text:style-name="T9"> </text:span><text:span text:style-name="T11">[];</text:span></text:p>
      <text:p text:style-name="P2">            <text:span text:style-name="T14">switch</text:span><text:span text:style-name="T9"> </text:span><text:span text:style-name="T11">(</text:span><text:span text:style-name="T9">category</text:span><text:span text:style-name="T11">)</text:span><text:span text:style-name="T9"> </text:span><text:span text:style-name="T11">{</text:span></text:p>
      <text:p text:style-name="P2">                <text:span text:style-name="T14">case</text:span><text:span text:style-name="T9"> </text:span><text:span text:style-name="T13">'hombre'</text:span><text:span text:style-name="T11">:</text:span></text:p>
      <text:p text:style-name="P2">                    <text:span text:style-name="T9">data </text:span><text:span text:style-name="T11">=</text:span><text:span text:style-name="T9"> products_hombre</text:span><text:span text:style-name="T11">;</text:span></text:p>
      <text:p text:style-name="P2">                    <text:span text:style-name="T14">break</text:span><text:span text:style-name="T11">;</text:span></text:p>
      <text:p text:style-name="P2">                <text:span text:style-name="T14">case</text:span><text:span text:style-name="T9"> </text:span><text:span text:style-name="T13">'ninos'</text:span><text:span text:style-name="T11">:</text:span></text:p>
      <text:p text:style-name="P2">                    <text:span text:style-name="T9">data </text:span><text:span text:style-name="T11">=</text:span><text:span text:style-name="T9"> products_ninos</text:span><text:span text:style-name="T11">;</text:span></text:p>
      <text:p text:style-name="P2">                    <text:span text:style-name="T14">break</text:span><text:span text:style-name="T11">;</text:span></text:p>
      <text:p text:style-name="P2">                <text:span text:style-name="T14">case</text:span><text:span text:style-name="T9"> </text:span><text:span text:style-name="T13">'mujer'</text:span><text:span text:style-name="T11">:</text:span></text:p>
      <text:p text:style-name="P2">                <text:span text:style-name="T14">default</text:span><text:span text:style-name="T11">:</text:span></text:p>
      <text:p text:style-name="P2">                    <text:span text:style-name="T9">data </text:span><text:span text:style-name="T11">=</text:span><text:span text:style-name="T9"> products_mujer</text:span><text:span text:style-name="T11">;</text:span></text:p>
      <text:p text:style-name="P2">                    <text:span text:style-name="T14">break</text:span><text:span text:style-name="T11">;</text:span></text:p>
      <text:p text:style-name="P2">            <text:span text:style-name="T11">}</text:span></text:p>
      <text:p text:style-name="P4"/>
      <text:p text:style-name="P2">            <text:span text:style-name="T9">productGrid</text:span><text:span text:style-name="T11">.</text:span><text:span text:style-name="T9">innerHTML </text:span><text:span text:style-name="T11">=</text:span><text:span text:style-name="T9"> </text:span><text:span text:style-name="T13">''</text:span><text:span text:style-name="T11">;</text:span><text:span text:style-name="T9"> </text:span><text:span text:style-name="T10">// Limpiar la cuadrícula</text:span></text:p>
      <text:p text:style-name="P4"/>
      <text:p text:style-name="P2">            <text:span text:style-name="T14">let</text:span><text:span text:style-name="T9"> htmlContent </text:span><text:span text:style-name="T11">=</text:span><text:span text:style-name="T9"> </text:span><text:span text:style-name="T13">''</text:span><text:span text:style-name="T11">;</text:span></text:p>
      <text:p text:style-name="P2">            <text:span text:style-name="T14">for</text:span><text:span text:style-name="T9"> </text:span><text:span text:style-name="T11">(</text:span><text:span text:style-name="T14">let</text:span><text:span text:style-name="T9"> i </text:span><text:span text:style-name="T11">=</text:span><text:span text:style-name="T9"> </text:span><text:span text:style-name="T15">0</text:span><text:span text:style-name="T11">;</text:span><text:span text:style-name="T9"> i </text:span><text:span text:style-name="T11">&lt;</text:span><text:span text:style-name="T9"> data</text:span><text:span text:style-name="T11">.</text:span><text:span text:style-name="T9">length</text:span><text:span text:style-name="T11">;</text:span><text:span text:style-name="T9"> i</text:span><text:span text:style-name="T11">++)</text:span><text:span text:style-name="T9"> </text:span><text:span text:style-name="T11">{</text:span></text:p>
      <text:p text:style-name="P2">                <text:span text:style-name="T14">const</text:span><text:span text:style-name="T9"> title </text:span><text:span text:style-name="T11">=</text:span><text:span text:style-name="T9"> data</text:span><text:span text:style-name="T11">[</text:span><text:span text:style-name="T9">i</text:span><text:span text:style-name="T11">];</text:span></text:p>
      <text:p text:style-name="P2">                <text:span text:style-name="T9">htmlContent </text:span><text:span text:style-name="T11">+=</text:span><text:span text:style-name="T9"> </text:span><text:span text:style-name="T13">`</text:span></text:p>
      <text:p text:style-name="P3">                    <text:span text:style-name="T9">&lt;div class="flex flex-col bg-white rounded-md shadow-md overflow-hidden"&gt;</text:span></text:p>
      <text:p text:style-name="P3">                        <text:span text:style-name="T9">&lt;!-- Espacio sin imagen (Placeholder) --&gt;</text:span></text:p>
      <text:p text:style-name="P3">                        <text:span text:style-name="T9">&lt;div class="w-full bg-gray-200" style="padding-top: 130%;"&gt;&lt;/div&gt;</text:span></text:p>
      <text:p text:style-name="P4"/>
      <text:p text:style-name="P3">                        <text:span text:style-name="T9">&lt;!-- Información y Corazón --&gt;</text:span></text:p>
      <text:p text:style-name="P3">                        <text:span text:style-name="T9">&lt;div class="flex justify-between items-center p-1.5 pt-1"&gt;</text:span></text:p>
      <text:p text:style-name="P3">                            <text:span text:style-name="T9">&lt;div class="truncate min-w-0 pr-1"&gt;</text:span></text:p>
      <text:p text:style-name="P2"><text:span text:style-name="T12">                                </text:span><text:span text:style-name="T13">&lt;p class="text-xs font-semibold text-gray-800 truncate leading-tight"&gt;</text:span><text:span text:style-name="T11">${</text:span><text:span text:style-name="T9">title</text:span><text:span text:style-name="T11">}</text:span><text:span text:style-name="T13">&lt;/p&gt;</text:span></text:p>
      <text:p text:style-name="P2"><text:span text:style-name="T12">                                </text:span><text:span text:style-name="T13">&lt;p class="text-[10px] text-gray-500"&gt;Añadido hace </text:span><text:span text:style-name="T11">${</text:span><text:span text:style-name="T9">i </text:span><text:span text:style-name="T11">+</text:span><text:span text:style-name="T9"> </text:span><text:span text:style-name="T15">1</text:span><text:span text:style-name="T11">}</text:span><text:span text:style-name="T13"> días.&lt;/p&gt;</text:span></text:p>
      <text:p text:style-name="P3">                            <text:span text:style-name="T9">&lt;/div&gt;</text:span></text:p>
      <text:p text:style-name="P3">                            <text:span text:style-name="T9">&lt;ion-icon name="heart-outline" class="text-gray-500 text-base flex-shrink-0"&gt;&lt;/ion-icon&gt;</text:span></text:p>
      <text:p text:style-name="P3">                        <text:span text:style-name="T9">&lt;/div&gt;</text:span></text:p>
      <text:p text:style-name="P3">                    <text:span text:style-name="T9">&lt;/div&gt;</text:span></text:p>
      <text:p text:style-name="P2"><text:span text:style-name="T12">                </text:span><text:span text:style-name="T13">`</text:span><text:span text:style-name="T11">;</text:span></text:p>
      <text:p text:style-name="P2">            <text:span text:style-name="T11">}</text:span></text:p>
      <text:p text:style-name="P2">            <text:span text:style-name="T9">productGrid</text:span><text:span text:style-name="T11">.</text:span><text:span text:style-name="T9">innerHTML </text:span><text:span text:style-name="T11">=</text:span><text:span text:style-name="T9"> htmlContent</text:span><text:span text:style-name="T11">;</text:span></text:p>
      <text:p text:style-name="P2">            <text:span text:style-name="T9">currentCategory </text:span><text:span text:style-name="T11">=</text:span><text:span text:style-name="T9"> category</text:span><text:span text:style-name="T11">;</text:span></text:p>
      <text:p text:style-name="P2">        <text:span text:style-name="T11">}</text:span></text:p>
      <text:p text:style-name="P4"/>
      <text:p text:style-name="P2"><text:soft-page-break/>        <text:span text:style-name="T10">// 3. Función para cambiar el chip activo y renderizar</text:span></text:p>
      <text:p text:style-name="P2">        <text:span text:style-name="T14">function</text:span><text:span text:style-name="T9"> setActiveChip</text:span><text:span text:style-name="T11">(</text:span><text:span text:style-name="T9">newCategory</text:span><text:span text:style-name="T11">)</text:span><text:span text:style-name="T9"> </text:span><text:span text:style-name="T11">{</text:span></text:p>
      <text:p text:style-name="P2">            <text:span text:style-name="T14">const</text:span><text:span text:style-name="T9"> chips </text:span><text:span text:style-name="T11">=</text:span><text:span text:style-name="T9"> document</text:span><text:span text:style-name="T11">.</text:span><text:span text:style-name="T9">querySelectorAll</text:span><text:span text:style-name="T11">(</text:span><text:span text:style-name="T13">'.category-chip'</text:span><text:span text:style-name="T11">);</text:span></text:p>
      <text:p text:style-name="P2">            <text:span text:style-name="T9">chips</text:span><text:span text:style-name="T11">.</text:span><text:span text:style-name="T9">forEach</text:span><text:span text:style-name="T11">(</text:span><text:span text:style-name="T9">chip </text:span><text:span text:style-name="T11">=&gt;</text:span><text:span text:style-name="T9"> </text:span><text:span text:style-name="T11">{</text:span></text:p>
      <text:p text:style-name="P2">                <text:span text:style-name="T14">const</text:span><text:span text:style-name="T9"> category </text:span><text:span text:style-name="T11">=</text:span><text:span text:style-name="T9"> chip</text:span><text:span text:style-name="T11">.</text:span><text:span text:style-name="T9">getAttribute</text:span><text:span text:style-name="T11">(</text:span><text:span text:style-name="T13">'data-category'</text:span><text:span text:style-name="T11">);</text:span></text:p>
      <text:p text:style-name="P2">                </text:p>
      <text:p text:style-name="P2">                <text:span text:style-name="T10">// 1. Manejar clases visuales</text:span></text:p>
      <text:p text:style-name="P2">                <text:span text:style-name="T14">if</text:span><text:span text:style-name="T9"> </text:span><text:span text:style-name="T11">(</text:span><text:span text:style-name="T9">category </text:span><text:span text:style-name="T11">===</text:span><text:span text:style-name="T9"> newCategory</text:span><text:span text:style-name="T11">)</text:span><text:span text:style-name="T9"> </text:span><text:span text:style-name="T11">{</text:span></text:p>
      <text:p text:style-name="P2">                    <text:span text:style-name="T10">// Activar chip</text:span></text:p>
      <text:p text:style-name="P2">                    <text:span text:style-name="T9">chip</text:span><text:span text:style-name="T11">.</text:span><text:span text:style-name="T9">classList</text:span><text:span text:style-name="T11">.</text:span><text:span text:style-name="T9">add</text:span><text:span text:style-name="T11">(</text:span><text:span text:style-name="T13">'bg-ionic-active-chip'</text:span><text:span text:style-name="T11">,</text:span><text:span text:style-name="T9"> </text:span><text:span text:style-name="T13">'text-white'</text:span><text:span text:style-name="T11">,</text:span><text:span text:style-name="T9"> </text:span><text:span text:style-name="T13">'font-semibold'</text:span><text:span text:style-name="T11">,</text:span><text:span text:style-name="T9"> </text:span><text:span text:style-name="T13">'border-orange-600'</text:span><text:span text:style-name="T11">,</text:span><text:span text:style-name="T9"> </text:span><text:span text:style-name="T13">'shadow-sm'</text:span><text:span text:style-name="T11">);</text:span></text:p>
      <text:p text:style-name="P2">                    <text:span text:style-name="T9">chip</text:span><text:span text:style-name="T11">.</text:span><text:span text:style-name="T9">classList</text:span><text:span text:style-name="T11">.</text:span><text:span text:style-name="T9">remove</text:span><text:span text:style-name="T11">(</text:span><text:span text:style-name="T13">'text-gray-700'</text:span><text:span text:style-name="T11">,</text:span><text:span text:style-name="T9"> </text:span><text:span text:style-name="T13">'border-ionic-inactive-chip'</text:span><text:span text:style-name="T11">);</text:span></text:p>
      <text:p text:style-name="P2">                <text:span text:style-name="T11">}</text:span><text:span text:style-name="T9"> </text:span><text:span text:style-name="T14">else</text:span><text:span text:style-name="T9"> </text:span><text:span text:style-name="T11">{</text:span></text:p>
      <text:p text:style-name="P2">                    <text:span text:style-name="T10">// Desactivar chip</text:span></text:p>
      <text:p text:style-name="P2">                    <text:span text:style-name="T9">chip</text:span><text:span text:style-name="T11">.</text:span><text:span text:style-name="T9">classList</text:span><text:span text:style-name="T11">.</text:span><text:span text:style-name="T9">remove</text:span><text:span text:style-name="T11">(</text:span><text:span text:style-name="T13">'bg-ionic-active-chip'</text:span><text:span text:style-name="T11">,</text:span><text:span text:style-name="T9"> </text:span><text:span text:style-name="T13">'text-white'</text:span><text:span text:style-name="T11">,</text:span><text:span text:style-name="T9"> </text:span><text:span text:style-name="T13">'font-semibold'</text:span><text:span text:style-name="T11">,</text:span><text:span text:style-name="T9"> </text:span><text:span text:style-name="T13">'border-orange-600'</text:span><text:span text:style-name="T11">,</text:span><text:span text:style-name="T9"> </text:span><text:span text:style-name="T13">'shadow-sm'</text:span><text:span text:style-name="T11">);</text:span></text:p>
      <text:p text:style-name="P2">                    <text:span text:style-name="T9">chip</text:span><text:span text:style-name="T11">.</text:span><text:span text:style-name="T9">classList</text:span><text:span text:style-name="T11">.</text:span><text:span text:style-name="T9">add</text:span><text:span text:style-name="T11">(</text:span><text:span text:style-name="T13">'text-gray-700'</text:span><text:span text:style-name="T11">,</text:span><text:span text:style-name="T9"> </text:span><text:span text:style-name="T13">'border'</text:span><text:span text:style-name="T11">,</text:span><text:span text:style-name="T9"> </text:span><text:span text:style-name="T13">'border-ionic-inactive-chip'</text:span><text:span text:style-name="T11">);</text:span></text:p>
      <text:p text:style-name="P2">                <text:span text:style-name="T11">}</text:span></text:p>
      <text:p text:style-name="P2">            <text:span text:style-name="T11">});</text:span></text:p>
      <text:p text:style-name="P4"/>
      <text:p text:style-name="P2">            <text:span text:style-name="T10">// 2. Renderizar los productos correspondientes</text:span></text:p>
      <text:p text:style-name="P2">            <text:span text:style-name="T9">renderProducts</text:span><text:span text:style-name="T11">(</text:span><text:span text:style-name="T9">newCategory</text:span><text:span text:style-name="T11">);</text:span></text:p>
      <text:p text:style-name="P2">        <text:span text:style-name="T11">}</text:span></text:p>
      <text:p text:style-name="P4"/>
      <text:p text:style-name="P2">        <text:span text:style-name="T10">// Inicialización: Renderizar Mujer al cargar</text:span></text:p>
      <text:p text:style-name="P2">        <text:span text:style-name="T9">window</text:span><text:span text:style-name="T11">.</text:span><text:span text:style-name="T9">onload </text:span><text:span text:style-name="T11">=</text:span><text:span text:style-name="T9"> </text:span><text:span text:style-name="T14">function</text:span><text:span text:style-name="T11">()</text:span><text:span text:style-name="T9"> </text:span><text:span text:style-name="T11">{</text:span></text:p>
      <text:p text:style-name="P2">            <text:span text:style-name="T9">setActiveChip</text:span><text:span text:style-name="T11">(</text:span><text:span text:style-name="T9">currentCategory</text:span><text:span text:style-name="T11">);</text:span></text:p>
      <text:p text:style-name="P2">        <text:span text:style-name="T11">};</text:span></text:p>
      <text:p text:style-name="P2">    <text:span text:style-name="T6">&lt;/</text:span><text:span text:style-name="T2">script</text:span><text:span text:style-name="T6">&gt;</text:span></text:p>
      <text:p text:style-name="P2">    <text:span text:style-name="T6">&lt;</text:span><text:span text:style-name="T2">style</text:span><text:span text:style-name="T6">&gt;</text:span></text:p>
      <text:p text:style-name="P2">        <text:span text:style-name="T10">/* Estilos personalizados para replicar el look and feel de Ionic */</text:span></text:p>
      <text:p text:style-name="P2">        <text:span text:style-name="T2">body</text:span><text:span text:style-name="T9"> </text:span><text:span text:style-name="T11">{</text:span></text:p>
      <text:p text:style-name="P2">            <text:span text:style-name="T4">height:</text:span><text:span text:style-name="T9"> </text:span><text:span text:style-name="T16">100vh</text:span><text:span text:style-name="T11">;</text:span></text:p>
      <text:p text:style-name="P2">            <text:span text:style-name="T4">display:</text:span><text:span text:style-name="T9"> </text:span><text:span text:style-name="T8">flex</text:span><text:span text:style-name="T11">;</text:span></text:p>
      <text:p text:style-name="P2">            <text:span text:style-name="T4">flex-direction:</text:span><text:span text:style-name="T9"> </text:span><text:span text:style-name="T8">column</text:span><text:span text:style-name="T11">;</text:span></text:p>
      <text:p text:style-name="P2">            <text:span text:style-name="T4">font-family:</text:span><text:span text:style-name="T9"> </text:span><text:span text:style-name="T13">'Inter'</text:span><text:span text:style-name="T11">,</text:span><text:span text:style-name="T9"> </text:span><text:span text:style-name="T8">sans-serif</text:span><text:span text:style-name="T11">;</text:span></text:p>
      <text:p text:style-name="P2">            <text:span text:style-name="T4">background-color:</text:span><text:span text:style-name="T9"> #fff</text:span><text:span text:style-name="T11">;</text:span></text:p>
      <text:p text:style-name="P2">        <text:span text:style-name="T11">}</text:span></text:p>
      <text:p text:style-name="P4"/>
      <text:p text:style-name="P2">        <text:span text:style-name="T2">.custom-searchbar-container</text:span><text:span text:style-name="T9"> </text:span><text:span text:style-name="T11">{</text:span></text:p>
      <text:p text:style-name="P2">            <text:span text:style-name="T10">/* Asegura que el icono de la lupa esté centrado verticalmente */</text:span></text:p>
      <text:p text:style-name="P2">            <text:span text:style-name="T4">height:</text:span><text:span text:style-name="T9"> </text:span><text:span text:style-name="T16">40px</text:span><text:span text:style-name="T11">;</text:span></text:p>
      <text:p text:style-name="P2">        <text:span text:style-name="T11">}</text:span></text:p>
      <text:p text:style-name="P2">        </text:p>
      <text:p text:style-name="P2">        <text:span text:style-name="T10">/* Estilo para simular el botón central elevado del footer */</text:span></text:p>
      <text:p text:style-name="P2">        <text:span text:style-name="T2">.add-button-container</text:span><text:span text:style-name="T9"> </text:span><text:span text:style-name="T11">{</text:span></text:p>
      <text:p text:style-name="P2">            <text:span text:style-name="T10">/* Mueve el botón hacia arriba */</text:span></text:p>
      <text:p text:style-name="P2">            <text:span text:style-name="T4">transform:</text:span><text:span text:style-name="T9"> </text:span><text:span text:style-name="T8">translateY(</text:span><text:span text:style-name="T16">-50%</text:span><text:span text:style-name="T8">)</text:span><text:span text:style-name="T11">;</text:span></text:p>
      <text:p text:style-name="P2">            <text:span text:style-name="T10">/* Asegura que el botón se vea por encima de todo */</text:span></text:p>
      <text:p text:style-name="P2">            <text:span text:style-name="T4">z-index:</text:span><text:span text:style-name="T9"> </text:span><text:span text:style-name="T16">20</text:span><text:span text:style-name="T11">;</text:span><text:span text:style-name="T9"> </text:span></text:p>
      <text:p text:style-name="P2"><text:soft-page-break/>            <text:span text:style-name="T4">box-shadow:</text:span><text:span text:style-name="T9"> </text:span><text:span text:style-name="T16">0</text:span><text:span text:style-name="T9"> </text:span><text:span text:style-name="T16">4px</text:span><text:span text:style-name="T9"> </text:span><text:span text:style-name="T16">8px</text:span><text:span text:style-name="T9"> </text:span><text:span text:style-name="T8">rgba(</text:span><text:span text:style-name="T16">0</text:span><text:span text:style-name="T11">,</text:span><text:span text:style-name="T9"> </text:span><text:span text:style-name="T16">0</text:span><text:span text:style-name="T11">,</text:span><text:span text:style-name="T9"> </text:span><text:span text:style-name="T16">0</text:span><text:span text:style-name="T11">,</text:span><text:span text:style-name="T9"> </text:span><text:span text:style-name="T16">0.2</text:span><text:span text:style-name="T8">)</text:span><text:span text:style-name="T11">;</text:span></text:p>
      <text:p text:style-name="P2">        <text:span text:style-name="T11">}</text:span></text:p>
      <text:p text:style-name="P4"/>
      <text:p text:style-name="P2">        <text:span text:style-name="T10">/* Ocultar la barra de desplazamiento si aparece */</text:span></text:p>
      <text:p text:style-name="P2">        <text:span text:style-name="T2">::-webkit-scrollbar</text:span><text:span text:style-name="T9"> </text:span><text:span text:style-name="T11">{</text:span></text:p>
      <text:p text:style-name="P2">            <text:span text:style-name="T4">display:</text:span><text:span text:style-name="T9"> </text:span><text:span text:style-name="T8">none</text:span><text:span text:style-name="T11">;</text:span></text:p>
      <text:p text:style-name="P2">        <text:span text:style-name="T11">}</text:span></text:p>
      <text:p text:style-name="P2">        </text:p>
      <text:p text:style-name="P2">        <text:span text:style-name="T10">/* Aseguramos que la cuadrícula se vea ajustada a los bordes */</text:span></text:p>
      <text:p text:style-name="P2">        <text:span text:style-name="T2">.grid-container</text:span><text:span text:style-name="T9"> </text:span><text:span text:style-name="T11">{</text:span></text:p>
      <text:p text:style-name="P2">            <text:span text:style-name="T4">padding-left:</text:span><text:span text:style-name="T9"> </text:span><text:span text:style-name="T16">5px</text:span><text:span text:style-name="T11">;</text:span></text:p>
      <text:p text:style-name="P2">            <text:span text:style-name="T4">padding-right:</text:span><text:span text:style-name="T9"> </text:span><text:span text:style-name="T16">5px</text:span><text:span text:style-name="T11">;</text:span></text:p>
      <text:p text:style-name="P2">        <text:span text:style-name="T11">}</text:span></text:p>
      <text:p text:style-name="P2">    <text:span text:style-name="T6">&lt;/</text:span><text:span text:style-name="T2">style</text:span><text:span text:style-name="T6">&gt;</text:span></text:p>
      <text:p text:style-name="P1"><text:span text:style-name="T5">&lt;/</text:span><text:span text:style-name="T1">head</text:span><text:span text:style-name="T5">&gt;</text:span></text:p>
      <text:p text:style-name="P1"><text:span text:style-name="T5">&lt;</text:span><text:span text:style-name="T1">body</text:span><text:span text:style-name="T5">&gt;</text:span></text:p>
      <text:p text:style-name="P4"/>
      <text:p text:style-name="P2">    <text:span text:style-name="T10">&lt;!-- CABECERA SUPERIOR --&gt;</text:span></text:p>
      <text:p text:style-name="P2">    <text:span text:style-name="T6">&lt;</text:span><text:span text:style-name="T2">header</text:span><text:span text:style-name="T9"> </text:span><text:span text:style-name="T4">class</text:span><text:span text:style-name="T6">=</text:span><text:span text:style-name="T8">"bg-white shadow-sm p-3 pb-0 sticky top-0 z-10"</text:span><text:span text:style-name="T6">&gt;</text:span></text:p>
      <text:p text:style-name="P2">        <text:span text:style-name="T10">&lt;!-- Toolbar con iconos y barra de búsqueda --&gt;</text:span></text:p>
      <text:p text:style-name="P2">        <text:span text:style-name="T6">&lt;</text:span><text:span text:style-name="T2">div</text:span><text:span text:style-name="T9"> </text:span><text:span text:style-name="T4">class</text:span><text:span text:style-name="T6">=</text:span><text:span text:style-name="T8">"flex items-center justify-between mb-2"</text:span><text:span text:style-name="T6">&gt;</text:span></text:p>
      <text:p text:style-name="P2">            <text:span text:style-name="T10">&lt;!-- Icono de perfil --&gt;</text:span></text:p>
      <text:p text:style-name="P2">            <text:span text:style-name="T6">&lt;</text:span><text:span text:style-name="T2">ion-icon</text:span><text:span text:style-name="T9"> </text:span><text:span text:style-name="T4">name</text:span><text:span text:style-name="T6">=</text:span><text:span text:style-name="T8">"person-circle-outline"</text:span><text:span text:style-name="T9"> </text:span><text:span text:style-name="T4">class</text:span><text:span text:style-name="T6">=</text:span><text:span text:style-name="T8">"text-ionic-primary text-3xl ml-1"</text:span><text:span text:style-name="T6">&gt;&lt;/</text:span><text:span text:style-name="T2">ion-icon</text:span><text:span text:style-name="T6">&gt;</text:span></text:p>
      <text:p text:style-name="P2">            </text:p>
      <text:p text:style-name="P2">            <text:span text:style-name="T10">&lt;!-- Barra de búsqueda --&gt;</text:span></text:p>
      <text:p text:style-name="P2">            <text:span text:style-name="T6">&lt;</text:span><text:span text:style-name="T2">div</text:span><text:span text:style-name="T9"> </text:span><text:span text:style-name="T4">class</text:span><text:span text:style-name="T6">=</text:span><text:span text:style-name="T8">"flex-grow mx-2 custom-searchbar-container"</text:span><text:span text:style-name="T6">&gt;</text:span></text:p>
      <text:p text:style-name="P2">                <text:span text:style-name="T6">&lt;</text:span><text:span text:style-name="T2">div</text:span><text:span text:style-name="T9"> </text:span><text:span text:style-name="T4">class</text:span><text:span text:style-name="T6">=</text:span><text:span text:style-name="T8">"flex items-center bg-ionic-bg-gray rounded-full h-full px-3"</text:span><text:span text:style-name="T6">&gt;</text:span></text:p>
      <text:p text:style-name="P2">                    <text:span text:style-name="T6">&lt;</text:span><text:span text:style-name="T2">ion-icon</text:span><text:span text:style-name="T9"> </text:span><text:span text:style-name="T4">name</text:span><text:span text:style-name="T6">=</text:span><text:span text:style-name="T8">"search-outline"</text:span><text:span text:style-name="T9"> </text:span><text:span text:style-name="T4">class</text:span><text:span text:style-name="T6">=</text:span><text:span text:style-name="T8">"text-gray-500 mr-2"</text:span><text:span text:style-name="T6">&gt;&lt;/</text:span><text:span text:style-name="T2">ion-icon</text:span><text:span text:style-name="T6">&gt;</text:span></text:p>
      <text:p text:style-name="P2">                    <text:span text:style-name="T6">&lt;</text:span><text:span text:style-name="T2">input</text:span><text:span text:style-name="T9"> </text:span></text:p>
      <text:p text:style-name="P2">                        <text:span text:style-name="T4">type</text:span><text:span text:style-name="T6">=</text:span><text:span text:style-name="T8">"text"</text:span><text:span text:style-name="T9"> </text:span></text:p>
      <text:p text:style-name="P2">                        <text:span text:style-name="T4">placeholder</text:span><text:span text:style-name="T6">=</text:span><text:span text:style-name="T8">"introduce prenda o usuario..."</text:span><text:span text:style-name="T9"> </text:span></text:p>
      <text:p text:style-name="P2">                        <text:span text:style-name="T4">class</text:span><text:span text:style-name="T6">=</text:span><text:span text:style-name="T8">"bg-transparent text-sm w-full focus:outline-none"</text:span></text:p>
      <text:p text:style-name="P2">                    <text:span text:style-name="T6">&gt;</text:span></text:p>
      <text:p text:style-name="P2">                <text:span text:style-name="T6">&lt;/</text:span><text:span text:style-name="T2">div</text:span><text:span text:style-name="T6">&gt;</text:span></text:p>
      <text:p text:style-name="P2">            <text:span text:style-name="T6">&lt;/</text:span><text:span text:style-name="T2">div</text:span><text:span text:style-name="T6">&gt;</text:span></text:p>
      <text:p text:style-name="P4"/>
      <text:p text:style-name="P2">            <text:span text:style-name="T10">&lt;!-- Icono de notificaciones --&gt;</text:span></text:p>
      <text:p text:style-name="P2">            <text:span text:style-name="T6">&lt;</text:span><text:span text:style-name="T2">ion-icon</text:span><text:span text:style-name="T9"> </text:span><text:span text:style-name="T4">name</text:span><text:span text:style-name="T6">=</text:span><text:span text:style-name="T8">"notifications-outline"</text:span><text:span text:style-name="T9"> </text:span><text:span text:style-name="T4">class</text:span><text:span text:style-name="T6">=</text:span><text:span text:style-name="T8">"text-ionic-primary text-3xl mr-1"</text:span><text:span text:style-name="T6">&gt;&lt;/</text:span><text:span text:style-name="T2">ion-icon</text:span><text:span text:style-name="T6">&gt;</text:span></text:p>
      <text:p text:style-name="P2">        <text:span text:style-name="T6">&lt;/</text:span><text:span text:style-name="T2">div</text:span><text:span text:style-name="T6">&gt;</text:span></text:p>
      <text:p text:style-name="P4"/>
      <text:p text:style-name="P2">        <text:span text:style-name="T10">&lt;!-- Fila de filtros de categoría (Chips) --&gt;</text:span></text:p>
      <text:p text:style-name="P2">        <text:span text:style-name="T6">&lt;</text:span><text:span text:style-name="T2">div</text:span><text:span text:style-name="T9"> </text:span><text:span text:style-name="T4">class</text:span><text:span text:style-name="T6">=</text:span><text:span text:style-name="T8">"flex space-x-2 pt-1 pb-3 pl-1"</text:span><text:span text:style-name="T6">&gt;</text:span></text:p>
      <text:p text:style-name="P2">            <text:span text:style-name="T6">&lt;</text:span><text:span text:style-name="T2">span</text:span><text:span text:style-name="T9"> </text:span></text:p>
      <text:p text:style-name="P2">                <text:span text:style-name="T4">class</text:span><text:span text:style-name="T6">=</text:span><text:span text:style-name="T8">"category-chip px-4 py-1 text-sm rounded-full cursor-pointer"</text:span><text:span text:style-name="T9"> </text:span></text:p>
      <text:p text:style-name="P2">                <text:span text:style-name="T4">data-category</text:span><text:span text:style-name="T6">=</text:span><text:span text:style-name="T8">"hombre"</text:span><text:span text:style-name="T9"> </text:span></text:p>
      <text:p text:style-name="P2">                <text:span text:style-name="T4">onclick</text:span><text:span text:style-name="T6">=</text:span><text:span text:style-name="T8">"setActiveChip('hombre')"</text:span></text:p>
      <text:p text:style-name="P2">            <text:span text:style-name="T6">&gt;</text:span></text:p>
      <text:p text:style-name="P2">                <text:span text:style-name="T9">Hombre</text:span></text:p>
      <text:p text:style-name="P2">            <text:span text:style-name="T6">&lt;/</text:span><text:span text:style-name="T2">span</text:span><text:span text:style-name="T6">&gt;</text:span></text:p>
      <text:p text:style-name="P2"><text:soft-page-break/>            <text:span text:style-name="T10">&lt;!-- Chip Mujer (Activo por defecto) --&gt;</text:span></text:p>
      <text:p text:style-name="P2">            <text:span text:style-name="T6">&lt;</text:span><text:span text:style-name="T2">span</text:span><text:span text:style-name="T9"> </text:span></text:p>
      <text:p text:style-name="P2">                <text:span text:style-name="T4">class</text:span><text:span text:style-name="T6">=</text:span><text:span text:style-name="T8">"category-chip px-4 py-1 text-sm rounded-full cursor-pointer"</text:span><text:span text:style-name="T9"> </text:span></text:p>
      <text:p text:style-name="P2">                <text:span text:style-name="T4">data-category</text:span><text:span text:style-name="T6">=</text:span><text:span text:style-name="T8">"mujer"</text:span><text:span text:style-name="T9"> </text:span></text:p>
      <text:p text:style-name="P2">                <text:span text:style-name="T4">onclick</text:span><text:span text:style-name="T6">=</text:span><text:span text:style-name="T8">"setActiveChip('mujer')"</text:span></text:p>
      <text:p text:style-name="P2">            <text:span text:style-name="T6">&gt;</text:span></text:p>
      <text:p text:style-name="P2">                <text:span text:style-name="T9">Mujer</text:span></text:p>
      <text:p text:style-name="P2">            <text:span text:style-name="T6">&lt;/</text:span><text:span text:style-name="T2">span</text:span><text:span text:style-name="T6">&gt;</text:span></text:p>
      <text:p text:style-name="P2">            <text:span text:style-name="T6">&lt;</text:span><text:span text:style-name="T2">span</text:span><text:span text:style-name="T9"> </text:span></text:p>
      <text:p text:style-name="P2">                <text:span text:style-name="T4">class</text:span><text:span text:style-name="T6">=</text:span><text:span text:style-name="T8">"category-chip px-4 py-1 text-sm rounded-full cursor-pointer"</text:span><text:span text:style-name="T9"> </text:span></text:p>
      <text:p text:style-name="P2">                <text:span text:style-name="T4">data-category</text:span><text:span text:style-name="T6">=</text:span><text:span text:style-name="T8">"ninos"</text:span><text:span text:style-name="T9"> </text:span></text:p>
      <text:p text:style-name="P2">                <text:span text:style-name="T4">onclick</text:span><text:span text:style-name="T6">=</text:span><text:span text:style-name="T8">"setActiveChip('ninos')"</text:span></text:p>
      <text:p text:style-name="P2">            <text:span text:style-name="T6">&gt;</text:span></text:p>
      <text:p text:style-name="P2">                <text:span text:style-name="T9">Niños</text:span></text:p>
      <text:p text:style-name="P2">            <text:span text:style-name="T6">&lt;/</text:span><text:span text:style-name="T2">span</text:span><text:span text:style-name="T6">&gt;</text:span></text:p>
      <text:p text:style-name="P2">        <text:span text:style-name="T6">&lt;/</text:span><text:span text:style-name="T2">div</text:span><text:span text:style-name="T6">&gt;</text:span></text:p>
      <text:p text:style-name="P2">    <text:span text:style-name="T6">&lt;/</text:span><text:span text:style-name="T2">header</text:span><text:span text:style-name="T6">&gt;</text:span></text:p>
      <text:p text:style-name="P4"/>
      <text:p text:style-name="P2">    <text:span text:style-name="T10">&lt;!-- CONTENIDO PRINCIPAL: Galería de productos --&gt;</text:span></text:p>
      <text:p text:style-name="P2">    <text:span text:style-name="T6">&lt;</text:span><text:span text:style-name="T2">main</text:span><text:span text:style-name="T9"> </text:span><text:span text:style-name="T4">class</text:span><text:span text:style-name="T6">=</text:span><text:span text:style-name="T8">"flex-grow overflow-y-scroll grid-container"</text:span><text:span text:style-name="T6">&gt;</text:span></text:p>
      <text:p text:style-name="P2">        <text:span text:style-name="T10">&lt;!-- Cuadrícula de 3 columnas - gap-2 simula el padding de las cols --&gt;</text:span></text:p>
      <text:p text:style-name="P2">        <text:span text:style-name="T6">&lt;</text:span><text:span text:style-name="T2">div</text:span><text:span text:style-name="T9"> </text:span><text:span text:style-name="T4">id</text:span><text:span text:style-name="T6">=</text:span><text:span text:style-name="T8">"product-grid"</text:span><text:span text:style-name="T9"> </text:span><text:span text:style-name="T4">class</text:span><text:span text:style-name="T6">=</text:span><text:span text:style-name="T8">"grid grid-cols-3 gap-2 py-2"</text:span><text:span text:style-name="T6">&gt;</text:span></text:p>
      <text:p text:style-name="P2">            <text:span text:style-name="T10">&lt;!-- Los productos se inyectarán aquí mediante JavaScript --&gt;</text:span></text:p>
      <text:p text:style-name="P2">        <text:span text:style-name="T6">&lt;/</text:span><text:span text:style-name="T2">div</text:span><text:span text:style-name="T6">&gt;</text:span></text:p>
      <text:p text:style-name="P2">    <text:span text:style-name="T6">&lt;/</text:span><text:span text:style-name="T2">main</text:span><text:span text:style-name="T6">&gt;</text:span></text:p>
      <text:p text:style-name="P4"/>
      <text:p text:style-name="P2">    <text:span text:style-name="T10">&lt;!-- FOOTER: Barra de navegación inferior --&gt;</text:span></text:p>
      <text:p text:style-name="P2">    <text:span text:style-name="T6">&lt;</text:span><text:span text:style-name="T2">footer</text:span><text:span text:style-name="T9"> </text:span><text:span text:style-name="T4">class</text:span><text:span text:style-name="T6">=</text:span><text:span text:style-name="T8">"bg-white pt-1 pb-2 shadow-lg sticky bottom-0 z-10"</text:span><text:span text:style-name="T6">&gt;</text:span></text:p>
      <text:p text:style-name="P2">        <text:span text:style-name="T6">&lt;</text:span><text:span text:style-name="T2">div</text:span><text:span text:style-name="T9"> </text:span><text:span text:style-name="T4">class</text:span><text:span text:style-name="T6">=</text:span><text:span text:style-name="T8">"flex justify-around items-end"</text:span><text:span text:style-name="T6">&gt;</text:span></text:p>
      <text:p text:style-name="P2">            </text:p>
      <text:p text:style-name="P2">            <text:span text:style-name="T10">&lt;!-- Explore (Activo) --&gt;</text:span></text:p>
      <text:p text:style-name="P2">            <text:span text:style-name="T6">&lt;</text:span><text:span text:style-name="T2">button</text:span><text:span text:style-name="T9"> </text:span><text:span text:style-name="T4">class</text:span><text:span text:style-name="T6">=</text:span><text:span text:style-name="T8">"flex flex-col items-center text-ionic-primary text-xs font-semibold"</text:span><text:span text:style-name="T6">&gt;</text:span></text:p>
      <text:p text:style-name="P2">                <text:span text:style-name="T6">&lt;</text:span><text:span text:style-name="T2">ion-icon</text:span><text:span text:style-name="T9"> </text:span><text:span text:style-name="T4">name</text:span><text:span text:style-name="T6">=</text:span><text:span text:style-name="T8">"compass-outline"</text:span><text:span text:style-name="T9"> </text:span><text:span text:style-name="T4">class</text:span><text:span text:style-name="T6">=</text:span><text:span text:style-name="T8">"text-xl"</text:span><text:span text:style-name="T6">&gt;&lt;/</text:span><text:span text:style-name="T2">ion-icon</text:span><text:span text:style-name="T6">&gt;</text:span></text:p>
      <text:p text:style-name="P2">                <text:span text:style-name="T6">&lt;</text:span><text:span text:style-name="T2">span</text:span><text:span text:style-name="T6">&gt;</text:span><text:span text:style-name="T9">Explore</text:span><text:span text:style-name="T6">&lt;/</text:span><text:span text:style-name="T2">span</text:span><text:span text:style-name="T6">&gt;</text:span></text:p>
      <text:p text:style-name="P2">            <text:span text:style-name="T6">&lt;/</text:span><text:span text:style-name="T2">button</text:span><text:span text:style-name="T6">&gt;</text:span></text:p>
      <text:p text:style-name="P4"/>
      <text:p text:style-name="P2">            <text:span text:style-name="T10">&lt;!-- Users --&gt;</text:span></text:p>
      <text:p text:style-name="P2">            <text:span text:style-name="T6">&lt;</text:span><text:span text:style-name="T2">button</text:span><text:span text:style-name="T9"> </text:span><text:span text:style-name="T4">class</text:span><text:span text:style-name="T6">=</text:span><text:span text:style-name="T8">"flex flex-col items-center text-gray-500 text-xs"</text:span><text:span text:style-name="T6">&gt;</text:span></text:p>
      <text:p text:style-name="P2">                <text:span text:style-name="T6">&lt;</text:span><text:span text:style-name="T2">ion-icon</text:span><text:span text:style-name="T9"> </text:span><text:span text:style-name="T4">name</text:span><text:span text:style-name="T6">=</text:span><text:span text:style-name="T8">"people-outline"</text:span><text:span text:style-name="T9"> </text:span><text:span text:style-name="T4">class</text:span><text:span text:style-name="T6">=</text:span><text:span text:style-name="T8">"text-xl"</text:span><text:span text:style-name="T6">&gt;&lt;/</text:span><text:span text:style-name="T2">ion-icon</text:span><text:span text:style-name="T6">&gt;</text:span></text:p>
      <text:p text:style-name="P2">                <text:span text:style-name="T6">&lt;</text:span><text:span text:style-name="T2">span</text:span><text:span text:style-name="T6">&gt;</text:span><text:span text:style-name="T9">Users</text:span><text:span text:style-name="T6">&lt;/</text:span><text:span text:style-name="T2">span</text:span><text:span text:style-name="T6">&gt;</text:span></text:p>
      <text:p text:style-name="P2">            <text:span text:style-name="T6">&lt;/</text:span><text:span text:style-name="T2">button</text:span><text:span text:style-name="T6">&gt;</text:span></text:p>
      <text:p text:style-name="P4"/>
      <text:p text:style-name="P2">            <text:span text:style-name="T10">&lt;!-- Botón Central ADD (Elevado) --&gt;</text:span></text:p>
      <text:p text:style-name="P2">            <text:span text:style-name="T6">&lt;</text:span><text:span text:style-name="T2">button</text:span><text:span text:style-name="T9"> </text:span><text:span text:style-name="T4">class</text:span><text:span text:style-name="T6">=</text:span><text:span text:style-name="T8">"w-14 h-14 rounded-full bg-ionic-primary flex items-center justify-center add-button-container text-white"</text:span><text:span text:style-name="T6">&gt;</text:span></text:p>
      <text:p text:style-name="P2">                <text:span text:style-name="T6">&lt;</text:span><text:span text:style-name="T2">ion-icon</text:span><text:span text:style-name="T9"> </text:span><text:span text:style-name="T4">name</text:span><text:span text:style-name="T6">=</text:span><text:span text:style-name="T8">"add"</text:span><text:span text:style-name="T9"> </text:span><text:span text:style-name="T4">class</text:span><text:span text:style-name="T6">=</text:span><text:span text:style-name="T8">"text-3xl"</text:span><text:span text:style-name="T6">&gt;&lt;/</text:span><text:span text:style-name="T2">ion-icon</text:span><text:span text:style-name="T6">&gt;</text:span></text:p>
      <text:p text:style-name="P2">            <text:span text:style-name="T6">&lt;/</text:span><text:span text:style-name="T2">button</text:span><text:span text:style-name="T6">&gt;</text:span></text:p>
      <text:p text:style-name="P4"/>
      <text:p text:style-name="P2">            <text:span text:style-name="T10">&lt;!-- Saved --&gt;</text:span></text:p>
      <text:p text:style-name="P2">            <text:span text:style-name="T6">&lt;</text:span><text:span text:style-name="T2">button</text:span><text:span text:style-name="T9"> </text:span><text:span text:style-name="T4">class</text:span><text:span text:style-name="T6">=</text:span><text:span text:style-name="T8">"flex flex-col items-center text-gray-500 text-xs"</text:span><text:span text:style-name="T6">&gt;</text:span></text:p>
      <text:p text:style-name="P2"><text:soft-page-break/>                <text:span text:style-name="T6">&lt;</text:span><text:span text:style-name="T2">ion-icon</text:span><text:span text:style-name="T9"> </text:span><text:span text:style-name="T4">name</text:span><text:span text:style-name="T6">=</text:span><text:span text:style-name="T8">"bookmark-outline"</text:span><text:span text:style-name="T9"> </text:span><text:span text:style-name="T4">class</text:span><text:span text:style-name="T6">=</text:span><text:span text:style-name="T8">"text-xl"</text:span><text:span text:style-name="T6">&gt;&lt;/</text:span><text:span text:style-name="T2">ion-icon</text:span><text:span text:style-name="T6">&gt;</text:span></text:p>
      <text:p text:style-name="P2">                <text:span text:style-name="T6">&lt;</text:span><text:span text:style-name="T2">span</text:span><text:span text:style-name="T6">&gt;</text:span><text:span text:style-name="T9">Saved</text:span><text:span text:style-name="T6">&lt;/</text:span><text:span text:style-name="T2">span</text:span><text:span text:style-name="T6">&gt;</text:span></text:p>
      <text:p text:style-name="P2">            <text:span text:style-name="T6">&lt;/</text:span><text:span text:style-name="T2">button</text:span><text:span text:style-name="T6">&gt;</text:span></text:p>
      <text:p text:style-name="P4"/>
      <text:p text:style-name="P2">            <text:span text:style-name="T10">&lt;!-- Messages --&gt;</text:span></text:p>
      <text:p text:style-name="P2">            <text:span text:style-name="T6">&lt;</text:span><text:span text:style-name="T2">button</text:span><text:span text:style-name="T9"> </text:span><text:span text:style-name="T4">class</text:span><text:span text:style-name="T6">=</text:span><text:span text:style-name="T8">"flex flex-col items-center text-gray-500 text-xs"</text:span><text:span text:style-name="T6">&gt;</text:span></text:p>
      <text:p text:style-name="P2">                <text:span text:style-name="T6">&lt;</text:span><text:span text:style-name="T2">ion-icon</text:span><text:span text:style-name="T9"> </text:span><text:span text:style-name="T4">name</text:span><text:span text:style-name="T6">=</text:span><text:span text:style-name="T8">"chatbox-ellipses-outline"</text:span><text:span text:style-name="T9"> </text:span><text:span text:style-name="T4">class</text:span><text:span text:style-name="T6">=</text:span><text:span text:style-name="T8">"text-xl"</text:span><text:span text:style-name="T6">&gt;&lt;/</text:span><text:span text:style-name="T2">ion-icon</text:span><text:span text:style-name="T6">&gt;</text:span></text:p>
      <text:p text:style-name="P2">                <text:span text:style-name="T6">&lt;</text:span><text:span text:style-name="T2">span</text:span><text:span text:style-name="T6">&gt;</text:span><text:span text:style-name="T9">Messages</text:span><text:span text:style-name="T6">&lt;/</text:span><text:span text:style-name="T2">span</text:span><text:span text:style-name="T6">&gt;</text:span></text:p>
      <text:p text:style-name="P2">            <text:span text:style-name="T6">&lt;/</text:span><text:span text:style-name="T2">button</text:span><text:span text:style-name="T6">&gt;</text:span></text:p>
      <text:p text:style-name="P2">        <text:span text:style-name="T6">&lt;/</text:span><text:span text:style-name="T2">div</text:span><text:span text:style-name="T6">&gt;</text:span></text:p>
      <text:p text:style-name="P2">    <text:span text:style-name="T6">&lt;/</text:span><text:span text:style-name="T2">footer</text:span><text:span text:style-name="T6">&gt;</text:span></text:p>
      <text:p text:style-name="P4"/>
      <text:p text:style-name="P1"><text:span text:style-name="T5">&lt;/</text:span><text:span text:style-name="T1">body</text:span><text:span text:style-name="T5">&gt;</text:span></text:p>
      <text:p text:style-name="P1"><text:span text:style-name="T5">&lt;/</text:span><text:span text:style-name="T1">html</text:span><text:span text:style-name="T5">&gt;</text:span></text:p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 Mono" svg:font-family="'Google Sans Mono', 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7S</meta:editing-duration>
    <meta:editing-cycles>3</meta:editing-cycles>
    <meta:generator>OpenOffice/4.1.15$Win32 OpenOffice.org_project/4115m2$Build-9813</meta:generator>
    <dc:date>2025-10-27T13:13:59.27</dc:date>
    <meta:document-statistic meta:table-count="0" meta:image-count="0" meta:object-count="0" meta:page-count="6" meta:paragraph-count="234" meta:word-count="828" meta:character-count="10133"/>
    <meta:user-defined meta:name="Info 1"/>
    <meta:user-defined meta:name="Info 2"/>
    <meta:user-defined meta:name="Info 3"/>
    <meta:user-defined meta:name="Info 4"/>
  </office:meta>
</office:document-meta>
</file>